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howItemEvent.getIte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howItemEvent.ShowItemEvent( ContentStore store , Object item , Layout layout , String coplet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howItemEvent.getLayou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howItemEvent.getCopletData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